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74031670642385B3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19cm, 18.648cm, 11.47cm, 11.336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9.259cm, 14.678cm, 6.107cm, 14.98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539cm" svg:height="1.905cm" svg:x="4.175cm" svg:y="9.255cm">
          <draw:image xlink:href="Pictures/10000201000004B000000274031670642385B37D.png" xlink:type="simple" xlink:show="embed" xlink:actuate="onLoad" draw:mime-type="image/png">
            <text:p/>
          </draw:image>
        </draw:frame>
        <draw:frame draw:style-name="gr2" draw:text-style-name="P1" draw:layer="layout" svg:width="3.17cm" svg:height="1.896cm" draw:transform="skewX (0.000523598775598299) rotate (-0.00680678408277771) translate (6.085cm 9.459cm)">
          <draw:image xlink:href="Pictures/10000201000004B000000274031670642385B37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1T22:25:12.853697504</meta:creation-date>
    <dc:date>2021-12-21T22:47:11.570213374</dc:date>
    <meta:editing-duration>PT7M54S</meta:editing-duration>
    <meta:editing-cycles>1</meta:editing-cycles>
    <meta:document-statistic meta:object-count="2"/>
    <meta:generator>LibreOffice/7.1.7.2$Linux_X86_64 LibreOffice_project/10$Build-2</meta:generator>
  </office:meta>
</office:document-meta>
</file>